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fbd6" officeooo:paragraph-rsid="000ffbd6"/>
    </style:style>
    <style:style style:name="P2" style:family="paragraph" style:parent-style-name="Standard">
      <style:text-properties officeooo:rsid="000ffbd6" officeooo:paragraph-rsid="00108be6"/>
    </style:style>
    <style:style style:name="P3" style:family="paragraph" style:parent-style-name="Standard">
      <style:text-properties officeooo:rsid="000ffbd6" officeooo:paragraph-rsid="001d54f3"/>
    </style:style>
    <style:style style:name="P4" style:family="paragraph" style:parent-style-name="Standard">
      <style:text-properties officeooo:rsid="0013a42e" officeooo:paragraph-rsid="0013a42e"/>
    </style:style>
    <style:style style:name="P5" style:family="paragraph" style:parent-style-name="Standard">
      <style:text-properties officeooo:rsid="0014fadb" officeooo:paragraph-rsid="0014fadb"/>
    </style:style>
    <style:style style:name="P6" style:family="paragraph" style:parent-style-name="Standard">
      <style:text-properties officeooo:rsid="00161b2b" officeooo:paragraph-rsid="00161b2b"/>
    </style:style>
    <style:style style:name="P7" style:family="paragraph" style:parent-style-name="Standard">
      <style:text-properties officeooo:rsid="0018480d" officeooo:paragraph-rsid="0018480d"/>
    </style:style>
    <style:style style:name="P8" style:family="paragraph" style:parent-style-name="Standard">
      <style:text-properties officeooo:rsid="0018480d" officeooo:paragraph-rsid="0018480d"/>
    </style:style>
    <style:style style:name="P9" style:family="paragraph" style:parent-style-name="Standard">
      <style:text-properties officeooo:rsid="001e39b7" officeooo:paragraph-rsid="001e39b7"/>
    </style:style>
    <style:style style:name="T1" style:family="text">
      <style:text-properties officeooo:rsid="00105db2"/>
    </style:style>
    <style:style style:name="T2" style:family="text">
      <style:text-properties officeooo:rsid="001694e7"/>
    </style:style>
    <style:style style:name="T3" style:family="text">
      <style:text-properties officeooo:rsid="001d54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<text:span text:style-name="T3">&lt;span class="blue"&gt;</text:span>&lt;/span&gt;</text:p>
      <text:p text:style-name="P2">&lt;<text:span text:style-name="T1">figure</text:span> <text:s text:c="2"/>class="<text:span text:style-name="T1">centered2 </text:span>blue"&gt;&lt;/<text:span text:style-name="T1">figure</text:span>&gt;</text:p>
      <text:p text:style-name="P1"/>
      <text:p text:style-name="P1">basic_terms &lt;a href=" part-1/head-1.html#basic_terms"&gt;</text:p>
      <text:p text:style-name="P1"/>
      <text:p text:style-name="P4">&lt;figure class="centered2"&gt;&lt;table class="tftable"&gt;&lt;tr&gt;&lt;td&gt;</text:p>
      <text:p text:style-name="P4">I am a human being. </text:p>
      <text:p text:style-name="P4">&lt;/td&gt;&lt;/tr&gt;&lt;/table&gt;&lt;/figure&gt;&lt;/p&gt; </text:p>
      <text:p text:style-name="P4"/>
      <text:p text:style-name="P5">&lt;dl&gt;&lt;dt&gt;</text:p>
      <text:p text:style-name="P5"><text:s/>graL “smV”</text:p>
      <text:p text:style-name="P5">&lt;/dt&gt;&lt;dd&gt;&lt;span class="blue"&gt;</text:p>
      <text:p text:style-name="P5">enL “stalwart marker verb”</text:p>
      <text:p text:style-name="P5">&lt;/span&gt;&lt;/dd&gt;&lt;/dl&gt; <text:span text:style-name="T2">&lt;p&gt;</text:span></text:p>
      <text:p text:style-name="P5"/>
      <text:p text:style-name="P6">&lt;figure class="centered2"&gt;&lt;table class="tftable"&gt;&lt;tr&gt;&lt;td&gt;</text:p>
      <text:p text:style-name="P6">(1) <text:s text:c="2"/>часть чего?</text:p>
      <text:p text:style-name="P6">&lt;/td&gt;&lt;th&gt;</text:p>
      <text:p text:style-name="P6"><text:s/>t^M</text:p>
      <text:p text:style-name="P6">&lt;/th&gt;&lt;/tr&gt;&lt;/table&gt;&lt;/figure&gt; &lt;p&gt;</text:p>
      <text:p text:style-name="P6"/>
      <text:p text:style-name="P7">&lt;hr&gt; </text:p>
      <text:p text:style-name="P7"><text:s text:c="2"/>&lt;p class="shadow"&gt; &lt;a href ="#top" class="go-top"&gt;&lt;img src="../../../img/go-up.gif" height="38" alt="стрелка вверх"&gt;вверх-скок&lt;/a&gt;&lt;br&gt;&amp;nbsp; &lt;/p&gt;</text:p>
      <text:p text:style-name="P7"><text:s text:c="2"/>&lt;hr&gt;<text:tab/></text:p>
      <text:p text:style-name="P7"/>
      <text:p text:style-name="P9">&lt;figure class="centered2 featurebox_center"&gt;&lt;strong&gt;</text:p>
      <text:p text:style-name="P9"><text:s/>Примечание:&lt;/strong&gt;&lt;br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20:01:37.486003475</meta:creation-date>
    <dc:date>2015-11-03T19:01:32.563072899</dc:date>
    <meta:editing-duration>PT15H57M17S</meta:editing-duration>
    <meta:editing-cycles>12</meta:editing-cycles>
    <meta:generator>LibreOffice/4.3.3.2$Linux_x86 LibreOffice_project/430m0$Build-2</meta:generator>
    <meta:document-statistic meta:table-count="0" meta:image-count="0" meta:object-count="0" meta:page-count="1" meta:paragraph-count="21" meta:word-count="56" meta:character-count="680" meta:non-whitespace-character-count="629"/>
  </office:meta>
</office:document-meta>
</file>